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Exo 2" svg:font-family="'Exo 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7.4806in" table:align="margins"/>
    </style:style>
    <style:style style:name="Таблица1.A" style:family="table-column">
      <style:table-column-properties style:column-width="0.4722in" style:rel-column-width="4137*"/>
    </style:style>
    <style:style style:name="Таблица1.B" style:family="table-column">
      <style:table-column-properties style:column-width="0.3125in" style:rel-column-width="2737*"/>
    </style:style>
    <style:style style:name="Таблица1.C" style:family="table-column">
      <style:table-column-properties style:column-width="4.2007in" style:rel-column-width="36801*"/>
    </style:style>
    <style:style style:name="Таблица1.D" style:family="table-column">
      <style:table-column-properties style:column-width="1.3104in" style:rel-column-width="11480*"/>
    </style:style>
    <style:style style:name="Таблица1.E" style:family="table-column">
      <style:table-column-properties style:column-width="1.1847in" style:rel-column-width="10380*"/>
    </style:style>
    <style:style style:name="Таблица1.A1" style:family="table-cell">
      <style:table-cell-properties fo:padding="0.0382in" fo:border="none"/>
    </style:style>
    <style:style style:name="Таблица1.16" style:family="table-row">
      <style:table-row-properties style:min-row-height="0.2306in"/>
    </style:style>
    <style:style style:name="P1" style:family="paragraph" style:parent-style-name="Standard">
      <style:text-properties style:font-name="Exo 2" fo:font-size="7pt" officeooo:rsid="00061443" officeooo:paragraph-rsid="00a59108" style:font-size-asian="7pt" style:font-size-complex="7pt"/>
    </style:style>
    <style:style style:name="P2" style:family="paragraph" style:parent-style-name="Standard">
      <style:text-properties style:font-name="Exo 2" fo:font-size="7pt" officeooo:rsid="00061443" officeooo:paragraph-rsid="00a612d4" style:font-size-asian="7pt" style:font-size-complex="7pt"/>
    </style:style>
    <style:style style:name="P3" style:family="paragraph" style:parent-style-name="Standard">
      <style:paragraph-properties fo:line-height="100%"/>
      <style:text-properties fo:color="#111111" style:font-name="Exo 2" fo:font-size="7pt" fo:language="en" fo:country="US" officeooo:rsid="00f351e1" officeooo:paragraph-rsid="00a99f71" style:font-size-asian="7pt" style:font-size-complex="7pt"/>
    </style:style>
    <style:style style:name="P4" style:family="paragraph" style:parent-style-name="Standard">
      <style:paragraph-properties fo:line-height="100%"/>
      <style:text-properties officeooo:paragraph-rsid="00a99f71"/>
    </style:style>
    <style:style style:name="P5" style:family="paragraph" style:parent-style-name="Standard">
      <style:text-properties style:use-window-font-color="true" style:font-name="Exo 2" fo:font-size="7pt" fo:language="ru" fo:country="RU" officeooo:rsid="00061443" officeooo:paragraph-rsid="00a59108" style:font-size-asian="7pt" style:font-size-complex="7pt"/>
    </style:style>
    <style:style style:name="P6" style:family="paragraph" style:parent-style-name="Standard">
      <style:text-properties style:use-window-font-color="true" style:font-name="Exo 2" fo:font-size="7pt" fo:language="ru" fo:country="RU" officeooo:rsid="00061443" officeooo:paragraph-rsid="00a612d4" style:font-size-asian="7pt" style:font-size-complex="7pt"/>
    </style:style>
    <style:style style:name="P7" style:family="paragraph" style:parent-style-name="Standard">
      <style:text-properties style:use-window-font-color="true" style:font-name="Exo 2" fo:font-size="7pt" fo:language="ru" fo:country="RU" officeooo:rsid="00061443" officeooo:paragraph-rsid="00061443" style:font-size-asian="7pt" style:font-size-complex="7pt"/>
    </style:style>
    <style:style style:name="P8" style:family="paragraph" style:parent-style-name="Standard">
      <style:text-properties style:use-window-font-color="true" style:font-name="Exo 2" fo:font-size="7pt" fo:language="ru" fo:country="RU" officeooo:rsid="00a539ac" officeooo:paragraph-rsid="00a612d4" style:font-size-asian="7pt" style:font-size-complex="7pt"/>
    </style:style>
    <style:style style:name="P9" style:family="paragraph" style:parent-style-name="Standard">
      <style:text-properties style:use-window-font-color="true" style:font-name="Exo 2" fo:font-size="7pt" fo:language="ru" fo:country="RU" officeooo:rsid="00dca6b8" officeooo:paragraph-rsid="00dca6b8" style:font-size-asian="7pt" style:font-size-complex="7pt"/>
    </style:style>
    <style:style style:name="P10" style:family="paragraph" style:parent-style-name="Standard">
      <style:paragraph-properties fo:line-height="100%"/>
      <style:text-properties style:use-window-font-color="true" style:font-name="Exo 2" fo:font-size="7pt" fo:language="ru" fo:country="RU" officeooo:rsid="00c914e5" officeooo:paragraph-rsid="00ae1183" style:font-size-asian="7pt" style:font-size-complex="7pt"/>
    </style:style>
    <style:style style:name="P11" style:family="paragraph" style:parent-style-name="Standard">
      <style:text-properties style:use-window-font-color="true" style:font-name="Exo 2" fo:font-size="7pt" fo:language="ru" fo:country="RU" fo:font-weight="bold" officeooo:rsid="00061443" officeooo:paragraph-rsid="00a59108" style:font-size-asian="7pt" style:font-weight-asian="bold" style:font-size-complex="7pt" style:font-weight-complex="bold"/>
    </style:style>
    <style:style style:name="P12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b14798" officeooo:paragraph-rsid="00a99f71" style:font-size-asian="7pt" style:font-weight-asian="bold" style:font-size-complex="7pt" style:font-weight-complex="bold"/>
    </style:style>
    <style:style style:name="P13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41c183" officeooo:paragraph-rsid="00a99f71" style:font-size-asian="7pt" style:font-weight-asian="bold" style:font-size-complex="7pt" style:font-weight-complex="bold"/>
    </style:style>
    <style:style style:name="P14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f351e1" officeooo:paragraph-rsid="00a99f71" style:font-size-asian="7pt" style:font-weight-asian="bold" style:font-size-complex="7pt" style:font-weight-complex="bold"/>
    </style:style>
    <style:style style:name="P15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0686c24" officeooo:paragraph-rsid="00686c24" style:font-size-asian="7pt" style:font-weight-asian="bold" style:font-size-complex="7pt" style:font-weight-complex="bold"/>
    </style:style>
    <style:style style:name="P16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4780e4" officeooo:paragraph-rsid="003dfebf" style:font-size-asian="7pt" style:font-weight-asian="bold" style:font-size-complex="7pt" style:font-weight-complex="bold"/>
    </style:style>
    <style:style style:name="P17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4780e4" officeooo:paragraph-rsid="010cdb93" style:font-size-asian="7pt" style:font-weight-asian="bold" style:font-size-complex="7pt" style:font-weight-complex="bold"/>
    </style:style>
    <style:style style:name="P18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4de0f7" officeooo:paragraph-rsid="004de0f7" style:font-size-asian="7pt" style:font-weight-asian="bold" style:font-size-complex="7pt" style:font-weight-complex="bold"/>
    </style:style>
    <style:style style:name="P19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ed24f4" officeooo:paragraph-rsid="00d770d3" style:font-size-asian="7pt" style:font-weight-asian="bold" style:font-size-complex="7pt" style:font-weight-complex="bold"/>
    </style:style>
    <style:style style:name="P20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0ed24f4" officeooo:paragraph-rsid="00fd3ded" style:font-size-asian="7pt" style:font-weight-asian="bold" style:font-size-complex="7pt" style:font-weight-complex="bold"/>
    </style:style>
    <style:style style:name="P21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b27767" officeooo:paragraph-rsid="00b27767" style:font-size-asian="7pt" style:font-weight-asian="bold" style:font-size-complex="7pt" style:font-weight-complex="bold"/>
    </style:style>
    <style:style style:name="P22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b08abd" officeooo:paragraph-rsid="00d770d3" style:font-size-asian="7pt" style:font-weight-asian="bold" style:font-size-complex="7pt" style:font-weight-complex="bold"/>
    </style:style>
    <style:style style:name="P23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0be4f5a" officeooo:paragraph-rsid="00fd3ded" style:font-size-asian="7pt" style:font-weight-asian="bold" style:font-size-complex="7pt" style:font-weight-complex="bold"/>
    </style:style>
    <style:style style:name="P24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c71a28" officeooo:paragraph-rsid="00d63d16" style:font-size-asian="7pt" style:font-weight-asian="bold" style:font-size-complex="7pt" style:font-weight-complex="bold"/>
    </style:style>
    <style:style style:name="P25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0c71a28" officeooo:paragraph-rsid="00fd3ded" style:font-size-asian="7pt" style:font-weight-asian="bold" style:font-size-complex="7pt" style:font-weight-complex="bold"/>
    </style:style>
    <style:style style:name="P26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0f07a31" officeooo:paragraph-rsid="00fd3ded" style:font-size-asian="7pt" style:font-weight-asian="bold" style:font-size-complex="7pt" style:font-weight-complex="bold"/>
    </style:style>
    <style:style style:name="P27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f07a31" officeooo:paragraph-rsid="00d63d16" style:font-size-asian="7pt" style:font-weight-asian="bold" style:font-size-complex="7pt" style:font-weight-complex="bold"/>
    </style:style>
    <style:style style:name="P28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e5e459" officeooo:paragraph-rsid="00fd3ded" style:font-size-asian="7pt" style:font-weight-asian="bold" style:font-size-complex="7pt" style:font-weight-complex="bold"/>
    </style:style>
    <style:style style:name="P29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0e5e459" officeooo:paragraph-rsid="00fd3ded" style:font-size-asian="7pt" style:font-weight-asian="bold" style:font-size-complex="7pt" style:font-weight-complex="bold"/>
    </style:style>
    <style:style style:name="P30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0e71da1" officeooo:paragraph-rsid="00fd3ded" style:font-size-asian="7pt" style:font-weight-asian="bold" style:font-size-complex="7pt" style:font-weight-complex="bold"/>
    </style:style>
    <style:style style:name="P31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0e71da1" officeooo:paragraph-rsid="00fd3ded" style:font-size-asian="7pt" style:font-weight-asian="bold" style:font-size-complex="7pt" style:font-weight-complex="bold"/>
    </style:style>
    <style:style style:name="P32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10fbf6f" officeooo:paragraph-rsid="010fbf6f" style:font-size-asian="7pt" style:font-weight-asian="bold" style:font-size-complex="7pt" style:font-weight-complex="bold"/>
    </style:style>
    <style:style style:name="P33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1107002" officeooo:paragraph-rsid="01107002" style:font-size-asian="7pt" style:font-weight-asian="bold" style:font-size-complex="7pt" style:font-weight-complex="bold"/>
    </style:style>
    <style:style style:name="P34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111b1a9" officeooo:paragraph-rsid="0111b1a9" style:font-size-asian="7pt" style:font-weight-asian="bold" style:font-size-complex="7pt" style:font-weight-complex="bold"/>
    </style:style>
    <style:style style:name="P35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1144de6" officeooo:paragraph-rsid="01144de6" style:font-size-asian="7pt" style:font-weight-asian="bold" style:font-size-complex="7pt" style:font-weight-complex="bold"/>
    </style:style>
    <style:style style:name="P36" style:family="paragraph" style:parent-style-name="Standard">
      <style:paragraph-properties fo:line-height="100%" fo:text-align="end" style:justify-single-word="false"/>
      <style:text-properties style:use-window-font-color="true" style:font-name="Exo 2" fo:font-size="7pt" fo:language="ru" fo:country="RU" fo:font-weight="bold" officeooo:rsid="01144de6" officeooo:paragraph-rsid="01144de6" style:font-size-asian="7pt" style:font-weight-asian="bold" style:font-size-complex="7pt" style:font-weight-complex="bold"/>
    </style:style>
    <style:style style:name="P37" style:family="paragraph" style:parent-style-name="Standard">
      <style:paragraph-properties fo:line-height="100%"/>
      <style:text-properties style:use-window-font-color="true" style:font-name="Exo 2" fo:font-size="7pt" fo:language="ru" fo:country="RU" fo:font-weight="bold" officeooo:rsid="011779d0" officeooo:paragraph-rsid="011779d0" style:font-size-asian="7pt" style:font-weight-asian="bold" style:font-size-complex="7pt" style:font-weight-complex="bold"/>
    </style:style>
    <style:style style:name="P38" style:family="paragraph" style:parent-style-name="Standard">
      <style:paragraph-properties fo:line-height="100%"/>
      <style:text-properties style:use-window-font-color="true" style:font-name="Exo 2" fo:font-size="7pt" fo:language="ru" fo:country="RU" fo:font-weight="normal" officeooo:rsid="00c914e5" officeooo:paragraph-rsid="00ae1183" style:font-size-asian="7pt" style:font-weight-asian="normal" style:font-size-complex="7pt" style:font-weight-complex="normal"/>
    </style:style>
    <style:style style:name="P39" style:family="paragraph" style:parent-style-name="Standard">
      <style:paragraph-properties fo:line-height="100%"/>
      <style:text-properties style:use-window-font-color="true" style:font-name="Exo 2" fo:font-size="7pt" fo:language="en" fo:country="US" fo:font-weight="bold" officeooo:rsid="004780e4" officeooo:paragraph-rsid="00d3de41" style:font-size-asian="7pt" style:font-weight-asian="bold" style:font-size-complex="7pt" style:font-weight-complex="bold"/>
    </style:style>
    <style:style style:name="P40" style:family="paragraph" style:parent-style-name="Standard">
      <style:paragraph-properties fo:line-height="100%"/>
      <style:text-properties style:use-window-font-color="true" style:font-name="Exo 2" fo:font-size="7pt" fo:language="en" fo:country="US" fo:font-weight="bold" officeooo:rsid="01107002" officeooo:paragraph-rsid="01107002" style:font-size-asian="7pt" style:font-weight-asian="bold" style:font-size-complex="7pt" style:font-weight-complex="bold"/>
    </style:style>
    <style:style style:name="P41" style:family="paragraph" style:parent-style-name="Standard">
      <style:paragraph-properties fo:text-align="end" style:justify-single-word="false"/>
      <style:text-properties style:use-window-font-color="true" style:font-name="Exo 2" fo:font-size="21pt" fo:language="ru" fo:country="RU" officeooo:rsid="00061443" officeooo:paragraph-rsid="0015a9bb" style:font-size-asian="21pt" style:font-size-complex="21pt"/>
    </style:style>
    <style:style style:name="P42" style:family="paragraph" style:parent-style-name="Standard">
      <style:paragraph-properties fo:text-align="end" style:justify-single-word="false"/>
      <style:text-properties style:use-window-font-color="true" style:font-name="Exo 2" fo:font-size="14pt" fo:language="ru" fo:country="RU" officeooo:rsid="00061443" officeooo:paragraph-rsid="00a281ef" style:font-size-asian="14pt" style:font-size-complex="14pt"/>
    </style:style>
    <style:style style:name="P43" style:family="paragraph" style:parent-style-name="Standard">
      <style:text-properties style:use-window-font-color="true" style:font-name="Exo 2" fo:font-size="15pt" fo:language="ru" fo:country="RU" officeooo:rsid="00061443" officeooo:paragraph-rsid="001adb6c" style:font-size-asian="15pt" style:font-size-complex="15pt"/>
    </style:style>
    <style:style style:name="P44" style:family="paragraph" style:parent-style-name="Standard">
      <style:text-properties style:use-window-font-color="true" style:font-name="Exo 2" fo:font-size="13pt" fo:language="ru" fo:country="RU" officeooo:rsid="00061443" officeooo:paragraph-rsid="00ba5543" style:font-size-asian="13pt" style:font-size-complex="13pt"/>
    </style:style>
    <style:style style:name="P45" style:family="paragraph" style:parent-style-name="Standard">
      <style:text-properties style:use-window-font-color="true" style:font-name="Exo 2" fo:font-size="13pt" fo:language="ru" fo:country="RU" officeooo:rsid="00061443" officeooo:paragraph-rsid="008748f6" style:font-size-asian="13pt" style:font-size-complex="13pt"/>
    </style:style>
    <style:style style:name="P46" style:family="paragraph" style:parent-style-name="Standard">
      <style:text-properties style:use-window-font-color="true" style:font-name="Exo 2" fo:font-size="13pt" fo:language="ru" fo:country="RU" officeooo:rsid="00061443" officeooo:paragraph-rsid="00a612d4" style:font-size-asian="13pt" style:font-size-complex="13pt"/>
    </style:style>
    <style:style style:name="P47" style:family="paragraph" style:parent-style-name="Standard">
      <style:text-properties style:use-window-font-color="true" style:font-name="Exo 2" fo:font-size="13pt" fo:language="ru" fo:country="RU" officeooo:rsid="00266012" officeooo:paragraph-rsid="00a59108" style:font-size-asian="13pt" style:font-size-complex="13pt"/>
    </style:style>
    <style:style style:name="P48" style:family="paragraph" style:parent-style-name="Standard">
      <style:text-properties style:use-window-font-color="true" style:font-name="Exo 2" fo:font-size="13pt" fo:language="ru" fo:country="RU" officeooo:rsid="0032c58e" officeooo:paragraph-rsid="003dd57a" style:font-size-asian="13pt" style:font-size-complex="13pt"/>
    </style:style>
    <style:style style:name="P49" style:family="paragraph" style:parent-style-name="Standard">
      <style:text-properties style:use-window-font-color="true" style:font-name="Exo 2" fo:font-size="9pt" fo:language="ru" fo:country="RU" fo:font-weight="bold" officeooo:rsid="0071dc98" officeooo:paragraph-rsid="0071dc98" style:font-size-asian="9pt" style:font-weight-asian="bold" style:font-size-complex="9pt" style:font-weight-complex="bold"/>
    </style:style>
    <style:style style:name="P50" style:family="paragraph" style:parent-style-name="Standard">
      <style:text-properties style:use-window-font-color="true" style:font-name="Exo 2" fo:font-size="9pt" fo:language="ru" fo:country="RU" fo:font-weight="bold" officeooo:rsid="00775cc5" officeooo:paragraph-rsid="00775cc5" style:font-size-asian="9pt" style:font-weight-asian="bold" style:font-size-complex="9pt" style:font-weight-complex="bold"/>
    </style:style>
    <style:style style:name="P51" style:family="paragraph" style:parent-style-name="Standard">
      <style:text-properties style:use-window-font-color="true" style:font-name="Exo 2" fo:font-size="9pt" fo:language="ru" fo:country="RU" fo:font-weight="bold" officeooo:rsid="007d7bf9" officeooo:paragraph-rsid="007d7bf9" style:font-size-asian="9pt" style:font-weight-asian="bold" style:font-size-complex="9pt" style:font-weight-complex="bold"/>
    </style:style>
    <style:style style:name="P52" style:family="paragraph" style:parent-style-name="Standard">
      <style:text-properties style:use-window-font-color="true" style:font-name="Exo 2" fo:font-size="9pt" fo:language="ru" fo:country="RU" fo:font-weight="bold" officeooo:rsid="00803a23" officeooo:paragraph-rsid="00803a23" style:font-size-asian="9pt" style:font-weight-asian="bold" style:font-size-complex="9pt" style:font-weight-complex="bold"/>
    </style:style>
    <style:style style:name="P53" style:family="paragraph" style:parent-style-name="Standard">
      <style:text-properties style:use-window-font-color="true" style:font-name="Exo 2" fo:font-size="9pt" fo:language="ru" fo:country="RU" fo:font-weight="bold" officeooo:rsid="00803a23" officeooo:paragraph-rsid="0098d707" style:font-size-asian="9pt" style:font-weight-asian="bold" style:font-size-complex="9pt" style:font-weight-complex="bold"/>
    </style:style>
    <style:style style:name="P54" style:family="paragraph" style:parent-style-name="Standard">
      <style:text-properties style:use-window-font-color="true" style:font-name="Exo 2" fo:font-size="9pt" fo:language="ru" fo:country="RU" fo:font-weight="bold" officeooo:rsid="00803a23" officeooo:paragraph-rsid="009a5e2d" style:font-size-asian="9pt" style:font-weight-asian="bold" style:font-size-complex="9pt" style:font-weight-complex="bold"/>
    </style:style>
    <style:style style:name="P55" style:family="paragraph" style:parent-style-name="Standard">
      <style:text-properties style:use-window-font-color="true" style:font-name="Exo 2" fo:font-size="9pt" fo:language="ru" fo:country="RU" fo:font-weight="bold" officeooo:rsid="00061443" officeooo:paragraph-rsid="001adb6c" style:font-size-asian="9pt" style:font-weight-asian="bold" style:font-size-complex="9pt" style:font-weight-complex="bold"/>
    </style:style>
    <style:style style:name="P56" style:family="paragraph" style:parent-style-name="Standard">
      <style:text-properties style:use-window-font-color="true" style:font-name="Exo 2" fo:font-size="9pt" fo:language="ru" fo:country="RU" fo:font-weight="bold" officeooo:rsid="00061443" officeooo:paragraph-rsid="009a5e2d" style:font-size-asian="9pt" style:font-weight-asian="bold" style:font-size-complex="9pt" style:font-weight-complex="bold"/>
    </style:style>
    <style:style style:name="P57" style:family="paragraph" style:parent-style-name="Standard">
      <style:text-properties style:use-window-font-color="true" style:font-name="Exo 2" fo:font-size="9pt" fo:language="ru" fo:country="RU" officeooo:rsid="00061443" officeooo:paragraph-rsid="001adb6c" style:font-size-asian="9pt" style:font-size-complex="9pt"/>
    </style:style>
    <style:style style:name="P58" style:family="paragraph" style:parent-style-name="Standard">
      <style:text-properties style:use-window-font-color="true" style:font-name="Exo 2" fo:font-size="9pt" fo:language="ru" fo:country="RU" officeooo:rsid="00061443" officeooo:paragraph-rsid="007d7bf9" style:font-size-asian="9pt" style:font-size-complex="9pt"/>
    </style:style>
    <style:style style:name="P59" style:family="paragraph" style:parent-style-name="Standard">
      <style:text-properties style:use-window-font-color="true" style:font-name="Exo 2" fo:font-size="9pt" fo:language="ru" fo:country="RU" officeooo:rsid="00061443" officeooo:paragraph-rsid="007e9596" style:font-size-asian="9pt" style:font-size-complex="9pt"/>
    </style:style>
    <style:style style:name="P60" style:family="paragraph" style:parent-style-name="Standard">
      <style:text-properties style:use-window-font-color="true" style:font-name="Exo 2" fo:font-size="9pt" fo:language="ru" fo:country="RU" officeooo:rsid="00061443" officeooo:paragraph-rsid="00918b7d" style:font-size-asian="9pt" style:font-size-complex="9pt"/>
    </style:style>
    <style:style style:name="P61" style:family="paragraph" style:parent-style-name="Standard">
      <style:text-properties style:use-window-font-color="true" style:font-name="Exo 2" fo:font-size="9pt" fo:language="ru" fo:country="RU" officeooo:rsid="00061443" officeooo:paragraph-rsid="00f5c748" style:font-size-asian="9pt" style:font-size-complex="9pt"/>
    </style:style>
    <style:style style:name="P62" style:family="paragraph" style:parent-style-name="Standard">
      <style:text-properties style:use-window-font-color="true" style:font-name="Exo 2" fo:font-size="9pt" fo:language="ru" fo:country="RU" officeooo:rsid="00061443" officeooo:paragraph-rsid="0096584f" style:font-size-asian="9pt" style:font-size-complex="9pt"/>
    </style:style>
    <style:style style:name="P63" style:family="paragraph" style:parent-style-name="Standard">
      <style:text-properties style:use-window-font-color="true" style:font-name="Exo 2" fo:font-size="9pt" fo:language="ru" fo:country="RU" officeooo:rsid="00803a23" officeooo:paragraph-rsid="00803a23" style:font-size-asian="9pt" style:font-size-complex="9pt"/>
    </style:style>
    <style:style style:name="P64" style:family="paragraph" style:parent-style-name="Standard">
      <style:text-properties style:use-window-font-color="true" style:font-name="Exo 2" fo:font-size="9pt" fo:language="ru" fo:country="RU" officeooo:rsid="008c651e" officeooo:paragraph-rsid="008c651e" style:font-size-asian="9pt" style:font-size-complex="9pt"/>
    </style:style>
    <style:style style:name="P65" style:family="paragraph" style:parent-style-name="Standard">
      <style:text-properties style:use-window-font-color="true" style:font-name="Exo 2" fo:font-size="9pt" fo:language="ru" fo:country="RU" officeooo:rsid="00822873" officeooo:paragraph-rsid="00822873" style:font-size-asian="9pt" style:font-size-complex="9pt"/>
    </style:style>
    <style:style style:name="P66" style:family="paragraph" style:parent-style-name="Standard">
      <style:text-properties style:use-window-font-color="true" style:font-name="Exo 2" fo:font-size="9pt" fo:language="ru" fo:country="RU" officeooo:rsid="008f3e7d" officeooo:paragraph-rsid="00d8f27a" style:font-size-asian="9pt" style:font-size-complex="9pt"/>
    </style:style>
    <style:style style:name="P67" style:family="paragraph" style:parent-style-name="Standard">
      <style:text-properties style:use-window-font-color="true" style:font-name="Exo 2" fo:font-size="9pt" fo:language="ru" fo:country="RU" officeooo:paragraph-rsid="001adb6c" style:font-size-asian="9pt" style:font-size-complex="9pt"/>
    </style:style>
    <style:style style:name="P68" style:family="paragraph" style:parent-style-name="Standard">
      <style:text-properties style:use-window-font-color="true" style:font-name="Exo 2" fo:font-size="9pt" fo:language="ru" fo:country="RU" officeooo:rsid="009a5e2d" officeooo:paragraph-rsid="009a5e2d" style:font-size-asian="9pt" style:font-size-complex="9pt"/>
    </style:style>
    <style:style style:name="P69" style:family="paragraph" style:parent-style-name="Standard">
      <style:text-properties style:use-window-font-color="true" style:font-name="Exo 2" fo:font-size="9pt" fo:language="ru" fo:country="RU" fo:font-weight="normal" officeooo:rsid="0098d707" officeooo:paragraph-rsid="0098d707" style:font-size-asian="9pt" style:font-weight-asian="normal" style:font-size-complex="9pt" style:font-weight-complex="normal"/>
    </style:style>
    <style:style style:name="P70" style:family="paragraph" style:parent-style-name="Standard">
      <style:text-properties style:use-window-font-color="true" style:font-name="Exo 2" fo:font-size="11pt" fo:language="ru" fo:country="RU" fo:font-weight="normal" officeooo:rsid="00bb0e88" officeooo:paragraph-rsid="00e66b44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use-window-font-color="true" style:font-name="Exo 2" fo:font-size="11pt" fo:language="ru" fo:country="RU" officeooo:rsid="00061443" officeooo:paragraph-rsid="001adb6c" style:font-size-asian="11pt" style:font-size-complex="11pt"/>
    </style:style>
    <style:style style:name="P72" style:family="paragraph" style:parent-style-name="Standard">
      <style:text-properties style:use-window-font-color="true" style:font-name="Exo 2" fo:font-size="10pt" fo:language="ru" fo:country="RU" officeooo:rsid="00061443" officeooo:paragraph-rsid="001adb6c" style:font-size-asian="10pt" style:font-size-complex="10pt"/>
    </style:style>
    <style:style style:name="P73" style:family="paragraph" style:parent-style-name="Standard">
      <style:paragraph-properties fo:line-height="100%" fo:text-align="end" style:justify-single-word="false"/>
      <style:text-properties fo:color="#000000" style:font-name="Exo 2" fo:font-size="7pt" fo:language="uk" fo:country="UA" fo:font-weight="bold" officeooo:rsid="011779d0" officeooo:paragraph-rsid="011779d0" style:font-size-asian="7pt" style:font-weight-asian="bold" style:font-size-complex="7pt" style:font-weight-complex="bold"/>
    </style:style>
    <style:style style:name="P74" style:family="paragraph" style:parent-style-name="Table_20_Contents">
      <style:text-properties style:use-window-font-color="true" style:font-name="Exo 2" fo:font-size="7pt" fo:language="ru" fo:country="RU" fo:font-weight="bold" officeooo:rsid="0044dec6" officeooo:paragraph-rsid="0044dec6" style:font-size-asian="6.09999990463257pt" style:font-weight-asian="bold" style:font-size-complex="7pt" style:font-weight-complex="bold"/>
    </style:style>
    <style:style style:name="P75" style:family="paragraph" style:parent-style-name="Table_20_Contents">
      <style:text-properties style:use-window-font-color="true" style:font-name="Exo 2" fo:font-size="7pt" fo:language="ru" fo:country="RU" fo:font-weight="bold" officeooo:rsid="0048dd34" officeooo:paragraph-rsid="0048dd34" style:font-size-asian="6.09999990463257pt" style:font-weight-asian="bold" style:font-size-complex="7pt" style:font-weight-complex="bold"/>
    </style:style>
    <style:style style:name="P76" style:family="paragraph" style:parent-style-name="Table_20_Contents">
      <style:text-properties style:use-window-font-color="true" style:font-name="Exo 2" fo:font-size="7pt" fo:language="ru" fo:country="RU" fo:font-weight="bold" officeooo:rsid="004539ba" officeooo:paragraph-rsid="004539ba" style:font-size-asian="6.09999990463257pt" style:font-weight-asian="bold" style:font-size-complex="7pt" style:font-weight-complex="bold"/>
    </style:style>
    <style:style style:name="P77" style:family="paragraph" style:parent-style-name="Table_20_Contents">
      <style:text-properties style:use-window-font-color="true" style:font-name="Exo 2" fo:font-size="7pt" fo:language="ru" fo:country="RU" fo:font-weight="bold" officeooo:rsid="00489b1c" officeooo:paragraph-rsid="00489b1c" style:font-size-asian="6.09999990463257pt" style:font-weight-asian="bold" style:font-size-complex="7pt" style:font-weight-complex="bold"/>
    </style:style>
    <style:style style:name="P78" style:family="paragraph" style:parent-style-name="Table_20_Contents">
      <style:text-properties style:use-window-font-color="true" style:font-name="Exo 2" fo:font-size="7pt" fo:language="ru" fo:country="RU" officeooo:rsid="0044dec6" officeooo:paragraph-rsid="0044dec6" style:font-size-asian="6.09999990463257pt" style:font-size-complex="7pt"/>
    </style:style>
    <style:style style:name="P79" style:family="paragraph" style:parent-style-name="Standard">
      <style:text-properties style:use-window-font-color="true" style:font-name="Exo 2" fo:font-size="9pt" fo:language="ru" fo:country="RU" fo:font-weight="normal" officeooo:rsid="00cc22cf" officeooo:paragraph-rsid="01196ae1" style:font-size-asian="9pt" style:font-weight-asian="normal" style:font-size-complex="9pt" style:font-weight-complex="normal"/>
    </style:style>
    <style:style style:name="P80" style:family="paragraph" style:parent-style-name="Standard">
      <style:text-properties style:use-window-font-color="true" style:font-name="Exo 2" fo:font-size="9pt" fo:language="ru" fo:country="RU" fo:font-weight="normal" officeooo:rsid="0098d707" officeooo:paragraph-rsid="0098d707" style:font-size-asian="9pt" style:font-weight-asian="normal" style:font-size-complex="9pt" style:font-weight-complex="normal"/>
    </style:style>
    <style:style style:name="P81" style:family="paragraph" style:parent-style-name="Standard">
      <style:text-properties style:use-window-font-color="true" style:font-name="Exo 2" fo:font-size="9pt" fo:language="ru" fo:country="RU" officeooo:rsid="012e810d" officeooo:paragraph-rsid="001adb6c" style:font-size-asian="9pt" style:font-size-complex="9pt"/>
    </style:style>
    <style:style style:name="P82" style:family="paragraph" style:parent-style-name="Standard">
      <style:text-properties style:use-window-font-color="true" style:font-name="Exo 2" fo:font-size="9pt" fo:language="ru" fo:country="RU" officeooo:rsid="00775cc5" officeooo:paragraph-rsid="00775cc5" style:font-size-asian="9pt" style:font-size-complex="9pt"/>
    </style:style>
    <style:style style:name="P83" style:family="paragraph" style:parent-style-name="Standard">
      <style:text-properties style:use-window-font-color="true" style:font-name="Exo 2" fo:font-size="13pt" fo:language="ru" fo:country="RU" officeooo:rsid="00061443" officeooo:paragraph-rsid="008d79b3" style:font-size-asian="13pt" style:font-size-complex="13pt"/>
    </style:style>
    <style:style style:name="P84" style:family="paragraph" style:parent-style-name="Standard">
      <style:text-properties style:use-window-font-color="true" style:font-name="Exo 2" fo:font-size="13pt" fo:language="ru" fo:country="RU" fo:font-weight="normal" officeooo:rsid="00061443" officeooo:paragraph-rsid="012e810d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line-height="100%"/>
      <style:text-properties style:use-window-font-color="true" style:font-name="Exo 2" fo:font-size="7pt" fo:language="en" fo:country="US" fo:font-weight="bold" officeooo:rsid="010fbf6f" officeooo:paragraph-rsid="012f0c91" style:font-size-asian="7pt" style:font-weight-asian="bold" style:font-size-complex="7pt" style:font-weight-complex="bold"/>
    </style:style>
    <style:style style:name="P86" style:family="paragraph" style:parent-style-name="Standard">
      <style:text-properties style:font-name="Exo 2" fo:font-size="7pt" officeooo:rsid="00061443" officeooo:paragraph-rsid="012bdebf" style:font-size-asian="7pt" style:font-size-complex="7pt"/>
    </style:style>
    <style:style style:name="P87" style:family="paragraph" style:parent-style-name="Standard">
      <style:paragraph-properties fo:line-height="100%"/>
      <style:text-properties fo:color="#000000" style:font-name="Exo 2" fo:font-size="9pt" fo:language="en" fo:country="US" officeooo:rsid="01ba0fce" officeooo:paragraph-rsid="0132e77c" style:font-size-asian="9pt" style:font-size-complex="9pt"/>
    </style:style>
    <style:style style:name="P88" style:family="paragraph" style:parent-style-name="Table_20_Contents">
      <style:text-properties style:use-window-font-color="true" style:font-name="Exo 2" fo:font-size="7pt" fo:language="ru" fo:country="RU" fo:font-weight="bold" officeooo:rsid="004539ba" officeooo:paragraph-rsid="004539ba" style:font-size-asian="6.09999990463257pt" style:font-weight-asian="bold" style:font-size-complex="7pt" style:font-weight-complex="bold"/>
    </style:style>
    <style:style style:name="P89" style:family="paragraph" style:parent-style-name="Table_20_Contents">
      <style:text-properties style:use-window-font-color="true" style:font-name="Exo 2" fo:font-size="7pt" fo:language="ru" fo:country="RU" fo:font-weight="bold" officeooo:rsid="0044dec6" officeooo:paragraph-rsid="0044dec6" style:font-size-asian="6.09999990463257pt" style:font-weight-asian="bold" style:font-size-complex="7pt" style:font-weight-complex="bold"/>
    </style:style>
    <style:style style:name="P90" style:family="paragraph">
      <loext:graphic-properties draw:fill-color="#b2b2b2" draw:opacity="50%"/>
      <style:paragraph-properties fo:text-align="center"/>
    </style:style>
    <style:style style:name="P91" style:family="paragraph">
      <loext:graphic-properties draw:fill-color="#002040"/>
      <style:paragraph-properties fo:text-align="center"/>
    </style:style>
    <style:style style:name="T1" style:family="text">
      <style:text-properties officeooo:rsid="004de0f7"/>
    </style:style>
    <style:style style:name="T2" style:family="text">
      <style:text-properties officeooo:rsid="005c16d1"/>
    </style:style>
    <style:style style:name="T3" style:family="text">
      <style:text-properties officeooo:rsid="00776abf"/>
    </style:style>
    <style:style style:name="T4" style:family="text">
      <style:text-properties officeooo:rsid="007d7bf9"/>
    </style:style>
    <style:style style:name="T5" style:family="text">
      <style:text-properties officeooo:rsid="0082287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3a776" style:font-weight-asian="normal" style:font-weight-complex="normal"/>
    </style:style>
    <style:style style:name="T8" style:family="text">
      <style:text-properties fo:font-weight="normal" officeooo:rsid="00bf6760" style:font-weight-asian="normal" style:font-weight-complex="normal"/>
    </style:style>
    <style:style style:name="T9" style:family="text">
      <style:text-properties fo:font-weight="normal" officeooo:rsid="00ba5543" style:font-weight-asian="normal" style:font-weight-complex="normal"/>
    </style:style>
    <style:style style:name="T10" style:family="text">
      <style:text-properties fo:font-weight="normal" officeooo:rsid="00b239cf" style:font-weight-asian="normal" style:font-weight-complex="normal"/>
    </style:style>
    <style:style style:name="T11" style:family="text">
      <style:text-properties fo:font-weight="normal" officeooo:rsid="00003802" style:font-weight-asian="normal" style:font-weight-complex="normal"/>
    </style:style>
    <style:style style:name="T12" style:family="text">
      <style:text-properties officeooo:rsid="008748f6"/>
    </style:style>
    <style:style style:name="T13" style:family="text">
      <style:text-properties officeooo:rsid="008a2983"/>
    </style:style>
    <style:style style:name="T14" style:family="text">
      <style:text-properties officeooo:rsid="008dea93"/>
    </style:style>
    <style:style style:name="T15" style:family="text">
      <style:text-properties officeooo:rsid="00061443"/>
    </style:style>
    <style:style style:name="T16" style:family="text">
      <style:text-properties officeooo:rsid="00918b7d"/>
    </style:style>
    <style:style style:name="T17" style:family="text">
      <style:text-properties officeooo:rsid="0096584f"/>
    </style:style>
    <style:style style:name="T18" style:family="text">
      <style:text-properties officeooo:rsid="009a5e2d"/>
    </style:style>
    <style:style style:name="T19" style:family="text">
      <style:text-properties officeooo:rsid="009c2828"/>
    </style:style>
    <style:style style:name="T20" style:family="text">
      <style:text-properties officeooo:rsid="010cdb93"/>
    </style:style>
    <style:style style:name="T21" style:family="text">
      <style:text-properties officeooo:rsid="00e740c5"/>
    </style:style>
    <style:style style:name="T22" style:family="text">
      <style:text-properties officeooo:rsid="00ca6ce1"/>
    </style:style>
    <style:style style:name="T23" style:family="text">
      <style:text-properties officeooo:rsid="00ae1183"/>
    </style:style>
    <style:style style:name="T24" style:family="text">
      <style:text-properties officeooo:rsid="00cd432a"/>
    </style:style>
    <style:style style:name="T25" style:family="text">
      <style:text-properties officeooo:rsid="0135ed89"/>
    </style:style>
    <style:style style:name="T26" style:family="text">
      <style:text-properties officeooo:rsid="00d63d16"/>
    </style:style>
    <style:style style:name="T27" style:family="text">
      <style:text-properties officeooo:rsid="00dbeb8b"/>
    </style:style>
    <style:style style:name="T28" style:family="text">
      <style:text-properties officeooo:rsid="00dfed1c"/>
    </style:style>
    <style:style style:name="T29" style:family="text">
      <style:text-properties fo:language="uk" fo:country="UA" officeooo:rsid="011f5030"/>
    </style:style>
    <style:style style:name="T30" style:family="text">
      <style:text-properties officeooo:rsid="00e8651f"/>
    </style:style>
    <style:style style:name="T31" style:family="text">
      <style:text-properties style:use-window-font-color="true" fo:font-size="11pt" fo:language="ru" fo:country="RU" style:font-size-asian="11pt" style:font-size-complex="11pt"/>
    </style:style>
    <style:style style:name="T32" style:family="text">
      <style:text-properties style:use-window-font-color="true" fo:font-size="11pt" fo:language="ru" fo:country="RU" officeooo:rsid="00230733" style:font-size-asian="11pt" style:font-size-complex="11pt"/>
    </style:style>
    <style:style style:name="T33" style:family="text">
      <style:text-properties style:use-window-font-color="true" fo:font-size="11pt" fo:language="ru" fo:country="RU" officeooo:rsid="012bdebf" style:font-size-asian="11pt" style:font-size-complex="11pt"/>
    </style:style>
    <style:style style:name="T34" style:family="text">
      <style:text-properties style:use-window-font-color="true" style:font-name="Exo 2" fo:font-size="7pt" fo:language="ru" fo:country="RU" style:font-size-asian="7pt" style:font-size-complex="7pt"/>
    </style:style>
    <style:style style:name="T35" style:family="text">
      <style:text-properties style:use-window-font-color="true" style:font-name="Exo 2" fo:language="ru" fo:country="RU"/>
    </style:style>
    <style:style style:name="T36" style:family="text">
      <style:text-properties style:use-window-font-color="true" style:font-name="Exo 2" fo:language="ru" fo:country="RU" officeooo:rsid="00c004d4"/>
    </style:style>
    <style:style style:name="T37" style:family="text">
      <style:text-properties style:use-window-font-color="true" style:font-name="Exo 2" fo:language="ru" fo:country="RU" officeooo:rsid="00a48e73"/>
    </style:style>
    <style:style style:name="T38" style:family="text">
      <style:text-properties style:use-window-font-color="true" style:font-name="Exo 2" fo:language="ru" fo:country="RU" officeooo:rsid="00f511cf"/>
    </style:style>
    <style:style style:name="T39" style:family="text">
      <style:text-properties style:use-window-font-color="true" style:font-name="Exo 2" fo:language="ru" fo:country="RU" officeooo:rsid="00a95e1a"/>
    </style:style>
    <style:style style:name="T40" style:family="text">
      <style:text-properties style:use-window-font-color="true" style:font-name="Exo 2" fo:language="ru" fo:country="RU" officeooo:rsid="00a539ac"/>
    </style:style>
    <style:style style:name="T41" style:family="text">
      <style:text-properties style:use-window-font-color="true" style:font-name="Exo 2" fo:language="ru" fo:country="RU" fo:font-weight="normal" style:font-weight-asian="normal" style:font-weight-complex="normal"/>
    </style:style>
    <style:style style:name="T42" style:family="text">
      <style:text-properties style:use-window-font-color="true" style:font-name="Exo 2" fo:font-size="11pt" fo:language="ru" fo:country="RU" style:font-size-asian="11pt" style:font-size-complex="11pt"/>
    </style:style>
    <style:style style:name="T43" style:family="text">
      <style:text-properties style:use-window-font-color="true" fo:font-size="9pt" fo:language="ru" fo:country="RU" style:font-size-asian="9pt" style:font-size-complex="9pt"/>
    </style:style>
    <style:style style:name="T44" style:family="text">
      <style:text-properties style:use-window-font-color="true" fo:font-size="9pt" fo:language="ru" fo:country="RU" officeooo:rsid="012bdebf" style:font-size-asian="9pt" style:font-size-complex="9pt"/>
    </style:style>
    <style:style style:name="T45" style:family="text">
      <style:text-properties style:use-window-font-color="true" fo:font-size="9pt" fo:language="ru" fo:country="RU" officeooo:rsid="00230733" style:font-size-asian="9pt" style:font-size-complex="9pt"/>
    </style:style>
    <style:style style:name="T46" style:family="text">
      <style:text-properties style:use-window-font-color="true" fo:language="ru" fo:country="RU"/>
    </style:style>
    <style:style style:name="T47" style:family="text">
      <style:text-properties style:use-window-font-color="true" fo:language="ru" fo:country="RU" officeooo:rsid="00230733"/>
    </style:style>
    <style:style style:name="T48" style:family="text">
      <style:text-properties style:font-name="Exo 2"/>
    </style:style>
    <style:style style:name="T49" style:family="text">
      <style:text-properties style:font-name="Exo 2" fo:font-size="7pt" style:font-size-asian="7pt" style:font-size-complex="7pt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officeooo:rsid="01059b03"/>
    </style:style>
    <style:style style:name="T52" style:family="text">
      <style:text-properties officeooo:rsid="0106a751"/>
    </style:style>
    <style:style style:name="T53" style:family="text">
      <style:text-properties officeooo:rsid="010861d4"/>
    </style:style>
    <style:style style:name="T54" style:family="text">
      <style:text-properties officeooo:rsid="011172d8"/>
    </style:style>
    <style:style style:name="T55" style:family="text">
      <style:text-properties officeooo:rsid="01170d73"/>
    </style:style>
    <style:style style:name="T56" style:family="text">
      <style:text-properties officeooo:rsid="0119c657"/>
    </style:style>
    <style:style style:name="T57" style:family="text">
      <style:text-properties fo:font-size="9pt" style:font-size-asian="9pt" style:font-size-complex="9pt"/>
    </style:style>
    <style:style style:name="T58" style:family="text">
      <style:text-properties fo:font-size="9pt" officeooo:rsid="011d6b06" style:font-size-asian="9pt" style:font-size-complex="9pt"/>
    </style:style>
    <style:style style:name="T59" style:family="text">
      <style:text-properties fo:font-size="9pt" officeooo:rsid="011fbbc4" style:font-size-asian="9pt" style:font-size-complex="9pt"/>
    </style:style>
    <style:style style:name="T60" style:family="text">
      <style:text-properties fo:font-size="9pt" officeooo:rsid="011fc5b9" style:font-size-asian="9pt" style:font-size-complex="9pt"/>
    </style:style>
    <style:style style:name="T61" style:family="text">
      <style:text-properties fo:font-size="9pt" officeooo:rsid="0121bc02" style:font-size-asian="9pt" style:font-size-complex="9pt"/>
    </style:style>
    <style:style style:name="T62" style:family="text">
      <style:text-properties officeooo:rsid="0121bc02"/>
    </style:style>
    <style:style style:name="T63" style:family="text">
      <style:text-properties officeooo:rsid="0129c81c"/>
    </style:style>
    <style:style style:name="T64" style:family="text">
      <style:text-properties fo:language="ru" fo:country="RU" officeooo:rsid="0111b1a9"/>
    </style:style>
    <style:style style:name="T65" style:family="text">
      <style:text-properties officeooo:rsid="012f0c91"/>
    </style:style>
    <style:style style:name="T66" style:family="text">
      <style:text-properties officeooo:rsid="013363a8"/>
    </style:style>
    <style:style style:name="gr1" style:family="graphic">
      <style:graphic-properties svg:stroke-color="#b2b2b2" draw:fill-color="#b2b2b2" draw:opacity="50%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vg:stroke-color="#002040" draw:fill-color="#002040" draw:textarea-horizontal-align="justify" draw:textarea-vertical-align="middle" draw:auto-grow-height="false" fo:min-height="0.0783in" fo:min-width="0.0783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svg:stroke-color="#002040" draw:fill-color="#00204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Сергей Сергеевич Виноградов</text:p>
      <text:p text:style-name="P42"><text:span text:style-name="T10">Full-Stack </text:span><text:span text:style-name="T11">Ruby </text:span><text:span text:style-name="T10">on </text:span><text:span text:style-name="T11">Rails</text:span> Разработчик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2" office:value-type="string">
            <text:p text:style-name="P74"/>
            <text:p text:style-name="P74"/>
            <text:p text:style-name="P74">2016 -</text:p>
            <text:p text:style-name="P75">сегодня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6">2013 -</text:p>
            <text:p text:style-name="P76">2016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>2011 -</text:p>
            <text:p text:style-name="P76">2013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7">2009 - </text:p>
            <text:p text:style-name="P77">2011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>2005 -</text:p>
            <text:p text:style-name="P77">2009</text:p>
          </table:table-cell>
          <table:table-cell table:style-name="Таблица1.A1" table:number-rows-spanned="22" office:value-type="string">
            <text:p text:style-name="P78"><draw:line text:anchor-type="paragraph" draw:z-index="0" draw:name="Фигура2" draw:style-name="gr1" draw:text-style-name="P90" svg:x1="0.1181in" svg:y1="9.9602in" svg:x2="0.1181in" svg:y2="0.3539in"><text:p/></draw:line><draw:custom-shape text:anchor-type="paragraph" draw:z-index="1" draw:name="Фигура1" draw:style-name="gr2" draw:text-style-name="P91" svg:width="0.0787in" svg:height="0.0787in" svg:x="0.0783in" svg:y="0.3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Фигура1" draw:style-name="gr3" draw:text-style-name="P91" svg:width="0.0787in" svg:height="0.0787in" svg:x="0.0783in" svg:y="2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Фигура1" draw:style-name="gr3" draw:text-style-name="P91" svg:width="0.0787in" svg:height="0.0787in" svg:x="0.0783in" svg:y="4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Фигура1" draw:style-name="gr3" draw:text-style-name="P91" svg:width="0.0787in" svg:height="0.0787in" svg:x="0.0783in" svg:y="7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Фигура1" draw:style-name="gr3" draw:text-style-name="P91" svg:width="0.0787in" svg:height="0.0787in" svg:x="0.0783in" svg:y="9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Таблица1.A1" table:number-rows-spanned="22" office:value-type="string">
            <text:p text:style-name="P43">Опыт</text:p>
            <text:p text:style-name="P44">Основатель<text:span text:style-name="T9">, </text:span><text:span text:style-name="T7">Full-</text:span><text:span text:style-name="T8">S</text:span><text:span text:style-name="T7">tack </text:span><text:span text:style-name="T6">разработчик</text:span></text:p>
            <text:p text:style-name="P86"><text:span text:style-name="T31">Дневник Повторений </text:span><text:span text:style-name="T44">(консалтинг)</text:span></text:p>
            <text:p text:style-name="P86"><text:span text:style-name="T45">( </text:span><text:a xlink:type="simple" xlink:href="http://diaryofrepetitions.com/ru" text:style-name="Internet_20_link" text:visited-style-name="Visited_20_Internet_20_Link"><text:span text:style-name="T57">http://diaryofrepetitions.com/ru</text:span></text:a><text:span text:style-name="T43"> </text:span><text:span text:style-name="T45">)</text:span></text:p>
            <text:p text:style-name="P49">Задачи</text:p>
            <text:p text:style-name="P57">- Содержание.</text:p>
            <text:p text:style-name="P57">- Бэк-энд.</text:p>
            <text:p text:style-name="P57">- Дизайн.</text:p>
            <text:p text:style-name="P57">- Фронт-энд.</text:p>
            <text:p text:style-name="P57">- Лицензия (+ защита DMCA).</text:p>
            <text:p text:style-name="P57">- 3D анимация.</text:p>
            <text:p text:style-name="P50">Достижения</text:p>
            <text:p text:style-name="P82">- <text:span text:style-name="T3">Решил проблему непрофессионализма сотрудников.</text:span></text:p>
            <text:p text:style-name="P87">- Превратил несколько человек в высококлассных специалистов меньше чем за месяц, <text:span text:style-name="T66">независимо от сферы их деятельности.</text:span></text:p>
            <text:p text:style-name="P57"/>
            <text:p text:style-name="P45"><text:span text:style-name="T7">Full-</text:span><text:span text:style-name="T8">S</text:span><text:span text:style-name="T7">tack </text:span>Ruby <text:span text:style-name="T12">on </text:span>Rails разработчик (middle)</text:p>
            <text:p text:style-name="P70"><text:span text:style-name="T29">Аутсорсинг</text:span> <text:span text:style-name="T30">у</text:span>далённо <text:span text:style-name="T61">(разработка социальных сетей)</text:span></text:p>
            <text:p text:style-name="P51">Задачи</text:p>
            <text:p text:style-name="P58">- Бэк-энд <text:span text:style-name="T4">(95%)</text:span>.</text:p>
            <text:p text:style-name="P58">- Фронт-энд <text:span text:style-name="T4">(5%).</text:span></text:p>
            <text:p text:style-name="P59">- Рефактор.</text:p>
            <text:p text:style-name="P63">- Безопасность.</text:p>
            <text:p text:style-name="P64">- Оптимизация кода под высокие нагрузки.</text:p>
            <text:p text:style-name="P52">Достижения</text:p>
            <text:p text:style-name="P63">- <text:span text:style-name="T5">Мета-программирование (экономит до 30% бюджета проекта).</text:span></text:p>
            <text:p text:style-name="P65">- Точн<text:span text:style-name="T13">ая оценка</text:span> дат релизов.</text:p>
            <text:p text:style-name="P81"/>
            <text:p text:style-name="P83">Основатель, <text:span text:style-name="T7">Full-</text:span><text:span text:style-name="T8">S</text:span><text:span text:style-name="T7">tack </text:span><text:span text:style-name="T6">разработчик</text:span></text:p>
            <text:p text:style-name="P71">New Media Strategy <text:span text:style-name="T58">(система управления объявлениями)</text:span></text:p>
            <text:p text:style-name="P55">Задачи</text:p>
            <text:p text:style-name="P66">- <text:span text:style-name="T15">Бэк-энд.</text:span></text:p>
            <text:p text:style-name="P57">- Архитектура <text:span text:style-name="T14">ПО</text:span>.</text:p>
            <text:p text:style-name="P60">- <text:span text:style-name="T16">Документация.</text:span></text:p>
            <text:p text:style-name="P60"><text:span text:style-name="T16">- Организация одновременной разработки </text:span>част<text:span text:style-name="T16">ей системы</text:span>.</text:p>
            <text:p text:style-name="P61">- <text:span text:style-name="T2">Приоритезация</text:span> задач.</text:p>
            <text:p text:style-name="P61">- <text:span text:style-name="T27">Корпоративная с</text:span>тратегия.</text:p>
            <text:p text:style-name="P61">- Оценка рисков.</text:p>
            <text:p text:style-name="P57">- Наём фрилансеров <text:span text:style-name="T63">(Java, C)</text:span>.</text:p>
            <text:p text:style-name="P62">- Оптимизация <text:span text:style-name="T17">ф</text:span>ронт-энд<text:span text:style-name="T17">а</text:span>.</text:p>
            <text:p text:style-name="P57">- Логистика <text:span text:style-name="T17">аппаратных средств</text:span>.</text:p>
            <text:p text:style-name="P57">- Решение некоторых вопросов по законам.</text:p>
            <text:p text:style-name="P53">Достижения</text:p>
            <text:p text:style-name="P69">- <text:span text:style-name="T56">Понял ценность 100% покрытия тестами.</text:span></text:p>
            <text:p text:style-name="P79">- <text:span text:style-name="T24">Понял, что деньги не так важны, как способность делать правильно.</text:span></text:p>
            <text:p text:style-name="P69"/>
            <text:p text:style-name="P84">Тестировщик, Бизнес Аналитик</text:p>
            <text:p text:style-name="P71">SwapHigh <text:span text:style-name="T59">(система перепродажи моб</text:span><text:span text:style-name="T60">.</text:span><text:span text:style-name="T59"> телефонов)</text:span></text:p>
            <text:p text:style-name="P56">Задачи</text:p>
            <text:p text:style-name="P67">- Поиск разработчиков.</text:p>
            <text:p text:style-name="P57">- Превращение бизнес-плана в технические задания.</text:p>
            <text:p text:style-name="P57">- Перевод (EN &lt;-&gt; UK, устный, письменный).</text:p>
            <text:p text:style-name="P57">- Тестировка.</text:p>
            <text:p text:style-name="P57">- Исправление ошибок.</text:p>
            <text:p text:style-name="P57">- Стратегия (создание сети сбыта, логистика).</text:p>
            <text:p text:style-name="P57">- Ремонт телефонов (всё от замены запчастей до пайки плат).</text:p>
            <text:p text:style-name="P54">Достижения</text:p>
            <text:p text:style-name="P68">- <text:span text:style-name="T19">Отточил навыки выведения компании на первые позиции рынка.</text:span></text:p>
            <text:p text:style-name="P57"/>
            <text:p text:style-name="P43">Образование</text:p>
            <text:p text:style-name="P72">Национальный Университет “Львовская Политехника”, <text:s/>Прикладная Лингвистика </text:p>
          </table:table-cell>
          <table:table-cell table:style-name="Таблица1.A1" table:number-columns-spanned="2" office:value-type="string">
            <text:p text:style-name="P46">Краткое содержание</text:p>
            <text:p text:style-name="P2"><text:span text:style-name="T36">М</text:span><text:span text:style-name="T37">ожете скачать </text:span><text:span text:style-name="T38">PDF</text:span><text:span text:style-name="T39">-</text:span><text:span text:style-name="T37">инструкции </text:span><text:span text:style-name="T40">с моего сайта</text:span><text:span text:style-name="T35">: </text:span><text:a xlink:type="simple" xlink:href="http://diaryofrepetitions.com/ru" text:style-name="Internet_20_link" text:visited-style-name="Visited_20_Internet_20_Link"><text:span text:style-name="T48">http://diaryofrepetitions.com/ru</text:span></text:a><text:span text:style-name="T35">.</text:span></text:p>
            <text:p text:style-name="P6"/>
            <text:p text:style-name="P8">Распечатать их и раздать своим подчинённым.</text:p>
            <text:p text:style-name="P8">Это выведет вашу компанию на первые позиции рынка в течении нескольких недель, <text:span text:style-name="T53">поскольку оно развивает навыки мета-программирования</text:span>.</text:p>
            <text:p text:style-name="P8"/>
            <text:p text:style-name="P9">Список технологий, с которыми я работал, можно посмотреть на моей странице StackOverflow.</text:p>
            <text:p text:style-name="P9"/>
            <text:p text:style-name="P9">Резюме на других языках можно <text:span text:style-name="T28">скачать с моей страницы</text:span> LinkedIn.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47">Личные данные</text:p>
            <text:p text:style-name="P11">E-mail</text:p>
            <text:p text:style-name="P5"><text:a xlink:type="simple" xlink:href="mailto:zoopyserg@gmail.com" text:style-name="Internet_20_link" text:visited-style-name="Visited_20_Internet_20_Link"><text:span text:style-name="T48">zoopyserg@gmail.com</text:span></text:a><text:span text:style-name="T48"> <text:s/></text:span></text:p>
            <text:p text:style-name="P5"/>
            <text:p text:style-name="P11">Website</text:p>
            <text:p text:style-name="P1"><text:a xlink:type="simple" xlink:href="http://diaryofrepetitions.com/ru" text:style-name="Internet_20_link" text:visited-style-name="Visited_20_Internet_20_Link"><text:span text:style-name="T48">http://diaryofrepetitions.com/ru</text:span></text:a><text:span text:style-name="T35"> </text:span></text:p>
            <text:p text:style-name="P5"/>
            <text:p text:style-name="P12">StackOverflow</text:p>
            <text:p text:style-name="P4"><text:a xlink:type="simple" xlink:href="https://stackoverflow.com/cv/serge-vinogradov" text:style-name="Internet_20_link" text:visited-style-name="Visited_20_Internet_20_Link"><text:span text:style-name="T49">https://stackoverflow.com/cv/serge-vinogradov</text:span></text:a><text:span text:style-name="T34"> <text:s/></text:span></text:p>
            <text:p text:style-name="P13"/>
            <text:p text:style-name="P14">LinkedIn</text:p>
            <text:p text:style-name="P3"><text:a xlink:type="simple" xlink:href="https://www.linkedin.com/in/serge-vinogradov/" text:style-name="Internet_20_link" text:visited-style-name="Visited_20_Internet_20_Link"><text:span text:style-name="T48">https://www.linkedin.com/in/serge-vinogradov/</text:span></text:a><text:span text:style-name="T41"> 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48">Навыки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9"><text:span text:style-name="T25">Ruby on </text:span>Rails</text:p>
          </table:table-cell>
          <table:table-cell table:style-name="Таблица1.A1" office:value-type="string">
            <text:p text:style-name="P15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85"><text:span text:style-name="T64">Vue.js</text:span></text:p>
          </table:table-cell>
          <table:table-cell table:style-name="Таблица1.A1" office:value-type="string">
            <text:p text:style-name="P32"><text:span text:style-name="T65">5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0">Vim</text:p>
          </table:table-cell>
          <table:table-cell table:style-name="Таблица1.A1" office:value-type="string">
            <text:p text:style-name="P33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6">Web <text:span text:style-name="T1">Архитектура</text:span></text:p>
          </table:table-cell>
          <table:table-cell table:style-name="Таблица1.A1" office:value-type="string">
            <text:p text:style-name="P15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8">Автоматизация</text:p>
          </table:table-cell>
          <table:table-cell table:style-name="Таблица1.A1" office:value-type="string">
            <text:p text:style-name="P15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8">Управление Проектами</text:p>
          </table:table-cell>
          <table:table-cell table:style-name="Таблица1.A1" office:value-type="string">
            <text:p text:style-name="P15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8">Корпоративная Стратегия</text:p>
          </table:table-cell>
          <table:table-cell table:style-name="Таблица1.A1" office:value-type="string">
            <text:p text:style-name="P15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9">Ruby Style Guides</text:p>
          </table:table-cell>
          <table:table-cell table:style-name="Таблица1.A1" office:value-type="string">
            <text:p text:style-name="P15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21">ООП</text:p>
          </table:table-cell>
          <table:table-cell table:style-name="Таблица1.A1" office:value-type="string">
            <text:p text:style-name="P15"><text:span text:style-name="T20">5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22">Дизайн</text:p>
          </table:table-cell>
          <table:table-cell table:style-name="Таблица1.A1" office:value-type="string">
            <text:p text:style-name="P20"><text:span text:style-name="T51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17">Blender</text:p>
          </table:table-cell>
          <table:table-cell table:style-name="Таблица1.A1" office:value-type="string">
            <text:p text:style-name="P23"><text:span text:style-name="T20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24">Linux</text:p>
          </table:table-cell>
          <table:table-cell table:style-name="Таблица1.A1" office:value-type="string">
            <text:p text:style-name="P26"><text:span text:style-name="T26">4</text:span>/5</text:p>
          </table:table-cell>
        </table:table-row>
        <table:table-row table:style-name="Таблица1.16">
          <table:covered-table-cell/>
          <table:covered-table-cell/>
          <table:covered-table-cell/>
          <table:table-cell table:style-name="Таблица1.A1" office:value-type="string">
            <text:p text:style-name="P27">Deployment</text:p>
          </table:table-cell>
          <table:table-cell table:style-name="Таблица1.A1" office:value-type="string">
            <text:p text:style-name="P25"><text:span text:style-name="T52">4/</text:span>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28">Java<text:span text:style-name="T21">S</text:span>cript</text:p>
          </table:table-cell>
          <table:table-cell table:style-name="Таблица1.A1" office:value-type="string">
            <text:p text:style-name="P29"><text:span text:style-name="T54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85">Plain Ruby</text:p>
          </table:table-cell>
          <table:table-cell table:style-name="Таблица1.A1" office:value-type="string">
            <text:p text:style-name="P34"><text:span text:style-name="T65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0">Bash</text:p>
          </table:table-cell>
          <table:table-cell table:style-name="Таблица1.A1" office:value-type="string">
            <text:p text:style-name="P31"><text:span text:style-name="T55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5">Postgres SQL</text:p>
          </table:table-cell>
          <table:table-cell table:style-name="Таблица1.A1" office:value-type="string">
            <text:p text:style-name="P36">3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7">Redis</text:p>
          </table:table-cell>
          <table:table-cell table:style-name="Таблица1.A1" office:value-type="string">
            <text:p text:style-name="P73">3/5</text:p>
          </table:table-cell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0">* 5 <text:span text:style-name="T22">=</text:span> <text:span text:style-name="T23">Могу делать с закрытыми глазами</text:span>.</text:p>
            <text:p text:style-name="P10">* 4 <text:span text:style-name="T22">=</text:span> <text:span text:style-name="T23">Займёт какое-то время, но я разберусь</text:span>.</text:p>
            <text:p text:style-name="P38">* 3 <text:span text:style-name="T22">=</text:span> <text:span text:style-name="T23">Скорей всего буду пользоваться </text:span>Google.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Exo 2" svg:font-family="'Exo 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7pt" style:font-name-asian="OpenSymbol" style:font-family-asian="OpenSymbol" style:font-charset-asian="x-symbol" style:font-size-asian="6.09999990463257pt" style:font-name-complex="OpenSymbol" style:font-family-complex="OpenSymbol" style:font-charset-complex="x-symbol" style:font-size-complex="7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0:43:20.568318766</meta:creation-date>
    <dc:date>2018-02-12T12:25:29.580191844</dc:date>
    <meta:editing-duration>PT18H17M13S</meta:editing-duration>
    <meta:editing-cycles>198</meta:editing-cycles>
    <meta:generator>LibreOffice/5.1.6.2$Linux_X86_64 LibreOffice_project/10m0$Build-2</meta:generator>
    <meta:document-statistic meta:table-count="1" meta:image-count="0" meta:object-count="0" meta:page-count="1" meta:paragraph-count="123" meta:word-count="379" meta:character-count="2746" meta:non-whitespace-character-count="2481"/>
  </office:meta>
</office:document-meta>
</file>